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1A7500001A75A45134E6.svg" manifest:media-type="image/svg+xml"/>
  <manifest:file-entry manifest:full-path="Pictures/2000000100001987000018154F57409A.svg" manifest:media-type="image/svg+xml"/>
  <manifest:file-entry manifest:full-path="Pictures/20000001000034EB000034EB4D2BC27B.svg" manifest:media-type="image/svg+xml"/>
  <manifest:file-entry manifest:full-path="Pictures/100002010000020000000200E592EAFF.png" manifest:media-type="image/png"/>
  <manifest:file-entry manifest:full-path="Pictures/200000010000193800001354691F4B32.svg" manifest:media-type="image/svg+xml"/>
  <manifest:file-entry manifest:full-path="Pictures/1000020100000BF000000CFDC56925E0.png" manifest:media-type="image/png"/>
  <manifest:file-entry manifest:full-path="Pictures/100002010000020000000200675359C5.png" manifest:media-type="image/png"/>
  <manifest:file-entry manifest:full-path="Pictures/1000000000000747000005181680332B.jpg" manifest:media-type="image/jpeg"/>
  <manifest:file-entry manifest:full-path="Pictures/2000000100001FA0000017C5EFF8CE43.svg" manifest:media-type="image/svg+xml"/>
  <manifest:file-entry manifest:full-path="Pictures/2000000100001E6300001A75A9E201F7.svg" manifest:media-type="image/svg+xml"/>
  <manifest:file-entry manifest:full-path="Pictures/10000000000006900000041A12577B0F.png" manifest:media-type="image/png"/>
  <manifest:file-entry manifest:full-path="Pictures/20000001000016D7000014AC56DB7237.svg" manifest:media-type="image/svg+xml"/>
  <manifest:file-entry manifest:full-path="Pictures/10000000000006900000041ADC9773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4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0084d1" draw:textarea-horizontal-align="right" draw:textarea-vertical-align="middle" draw:auto-grow-height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fill-color="#0084d1" fo:min-height="7.039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15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Gothic L'" style:font-family-generic="swiss" style:font-pitch="variable" fo:font-size="80pt" style:font-size-asian="80pt" style:font-size-complex="80pt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fo:font-family="'URW Gothic L'" style:font-family-generic="swiss" style:font-pitch="variable" fo:font-size="50pt" style:font-size-asian="50pt" style:font-size-complex="50pt"/>
    </style:style>
    <style:style style:name="T1" style:family="text">
      <style:text-properties fo:font-family="'URW Gothic L'" style:font-family-generic="swiss" style:font-pitch="variable" fo:font-size="80pt" style:font-size-asian="80pt" style:font-size-complex="80pt"/>
    </style:style>
    <style:style style:name="T2" style:family="text">
      <style:text-properties fo:font-family="'URW Gothic L'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T3" style:family="text">
      <style:text-properties fo:font-family="'URW Gothic L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8.9cm" svg:height="12.5cm" svg:x="0cm" svg:y="71.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1" draw:layer="layout" svg:width="54.481cm" svg:height="40.3cm" svg:x="1.119cm" svg:y="13.6cm">
            <draw:image xlink:href="Pictures/1000000000000747000005181680332B.jpg" xlink:type="simple" xlink:show="embed" xlink:actuate="onLoad">
              <text:p/>
            </draw:image>
          </draw:frame>
          <draw:frame draw:style-name="gr2" draw:text-style-name="P1" draw:layer="layout" svg:width="42.67cm" svg:height="26.669cm" svg:x="7.159cm" svg:y="19.087cm">
            <draw:image xlink:href="Pictures/10000000000006900000041ADC9773E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38.799cm" svg:height="28.7cm" svg:x="54.9cm" svg:y="32.2cm">
            <draw:image xlink:href="Pictures/1000000000000747000005181680332B.jpg" xlink:type="simple" xlink:show="embed" xlink:actuate="onLoad">
              <text:p/>
            </draw:image>
          </draw:frame>
          <draw:frame draw:style-name="gr3" draw:text-style-name="P1" draw:layer="layout" svg:width="30.392cm" svg:height="19.074cm" svg:x="59.167cm" svg:y="35.97cm">
            <draw:image xlink:href="Pictures/10000000000006900000041A12577B0F.png" xlink:type="simple" xlink:show="embed" xlink:actuate="onLoad">
              <text:p/>
            </draw:image>
          </draw:frame>
        </draw:g>
        <draw:frame draw:style-name="gr2" draw:text-style-name="P1" draw:layer="layout" svg:width="14.573cm" svg:height="14.573cm" svg:x="16.258cm" svg:y="69.247cm">
          <draw:image xlink:href="Pictures/100002010000020000000200675359C5.png" xlink:type="simple" xlink:show="embed" xlink:actuate="onLoad">
            <text:p/>
          </draw:image>
        </draw:frame>
        <draw:frame draw:style-name="gr2" draw:text-style-name="P1" draw:layer="layout" svg:width="14.669cm" svg:height="14.669cm" svg:x="30.831cm" svg:y="69.307cm">
          <draw:image xlink:href="Pictures/100002010000020000000200E592EAFF.png" xlink:type="simple" xlink:show="embed" xlink:actuate="onLoad">
            <text:p/>
          </draw:image>
        </draw:frame>
        <draw:frame draw:style-name="gr2" draw:text-style-name="P1" draw:layer="layout" svg:width="12.45cm" svg:height="13.545cm" svg:x="2.66cm" svg:y="69.307cm">
          <draw:image xlink:href="Pictures/1000020100000BF000000CFDC56925E0.png" xlink:type="simple" xlink:show="embed" xlink:actuate="onLoad">
            <text:p/>
          </draw:image>
        </draw:frame>
        <draw:g>
          <draw:custom-shape draw:style-name="gr4" draw:text-style-name="P1" draw:layer="layout" svg:width="62.45cm" svg:height="7.4cm" svg:x="54.35cm" svg:y="74.2cm">
            <text:p/>
            <draw:enhanced-geometry svg:viewBox="0 0 21600 21600" draw:text-areas="0 0 21600 21600" draw:type="pentagon-right" draw:modifiers="20841.5001317809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2" draw:text-style-name="P1" draw:layer="layout" svg:width="10.3cm" svg:height="10.3cm" svg:x="46.704cm" svg:y="73.1cm">
            <draw:image xlink:href="Pictures/20000001000034EB000034EB4D2BC27B.svg" xlink:type="simple" xlink:show="embed" xlink:actuate="onLoad">
              <text:p/>
            </draw:image>
          </draw:frame>
          <draw:frame draw:style-name="gr2" draw:text-style-name="P1" draw:layer="layout" svg:width="8.095cm" svg:height="6.084cm" svg:x="58.155cm" svg:y="74.9cm">
            <draw:image xlink:href="Pictures/2000000100001FA0000017C5EFF8CE43.svg" xlink:type="simple" xlink:show="embed" xlink:actuate="onLoad">
              <text:p/>
            </draw:image>
          </draw:frame>
          <draw:frame draw:style-name="gr2" draw:text-style-name="P1" draw:layer="layout" svg:width="6.398cm" svg:height="5.791cm" svg:x="68.85cm" svg:y="75.109cm">
            <draw:image xlink:href="Pictures/20000001000016D7000014AC56DB7237.svg" xlink:type="simple" xlink:show="embed" xlink:actuate="onLoad">
              <text:p/>
            </draw:image>
          </draw:frame>
          <draw:frame draw:style-name="gr2" draw:text-style-name="P1" draw:layer="layout" svg:width="6.358cm" svg:height="5.998cm" svg:x="79.55cm" svg:y="74.9cm">
            <draw:image xlink:href="Pictures/2000000100001987000018154F57409A.svg" xlink:type="simple" xlink:show="embed" xlink:actuate="onLoad">
              <text:p/>
            </draw:image>
          </draw:frame>
          <draw:frame draw:style-name="gr2" draw:text-style-name="P1" draw:layer="layout" svg:width="7.829cm" svg:height="6cm" svg:x="89.295cm" svg:y="74.9cm">
            <draw:image xlink:href="Pictures/200000010000193800001354691F4B32.svg" xlink:type="simple" xlink:show="embed" xlink:actuate="onLoad">
              <text:p/>
            </draw:image>
          </draw:frame>
          <draw:frame draw:style-name="gr2" draw:text-style-name="P1" draw:layer="layout" svg:width="6.974cm" svg:height="6.072cm" svg:x="108.076cm" svg:y="74.9cm">
            <draw:image xlink:href="Pictures/2000000100001E6300001A75A9E201F7.svg" xlink:type="simple" xlink:show="embed" xlink:actuate="onLoad">
              <text:p/>
            </draw:image>
          </draw:frame>
          <draw:frame draw:style-name="gr2" draw:text-style-name="P1" draw:layer="layout" svg:width="5.972cm" svg:height="5.972cm" svg:x="99.65cm" svg:y="74.9cm">
            <draw:image xlink:href="Pictures/2000000100001A7500001A75A45134E6.svg" xlink:type="simple" xlink:show="embed" xlink:actuate="onLoad">
              <text:p/>
            </draw:image>
          </draw:frame>
        </draw:g>
        <draw:custom-shape draw:style-name="gr5" draw:text-style-name="P2" draw:layer="layout" svg:width="118.9cm" svg:height="12.5cm" svg:x="0cm" svg:y="-0.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.187cm" svg:height="2.967cm" svg:x="2.4cm" svg:y="4.6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1.187cm" svg:height="2.967cm" svg:x="10.114cm" svg:y="4.6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7.924cm" svg:height="7.924cm" svg:x="2.859cm" svg:y="0.894cm">
            <text:p/>
            <draw:enhanced-geometry svg:viewBox="0 0 21600 21600" draw:type="block-arc" draw:modifiers="176.631857036391 10043.94789325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line draw:style-name="gr9" draw:text-style-name="P1" draw:layer="layout" svg:width="3.559cm" svg:height="3.298cm" draw:transform="rotate (-1.5707963267949) translate (6.15809404910528cm 6.83970037453182cm)" svg:viewBox="0 0 3560 3299" draw:points="0,3299 1582,3299 3560,0">
            <text:p/>
          </draw:polyline>
          <draw:g>
            <draw:custom-shape draw:style-name="gr10" draw:text-style-name="P1" draw:layer="layout" svg:width="6.527cm" svg:height="6.527cm" svg:x="3.587cm" svg:y="2.6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1" draw:text-style-name="P1" draw:layer="layout" svg:width="5.492cm" svg:height="3.413cm" draw:transform="skewX (9.93311280695908E-017) rotate (0.965167076352864) translate (3.78456095282474cm 6.91684019100136cm)" svg:viewBox="0 0 5493 3414" svg:d="m0 0c3127 0 5493 3414 5493 3414">
              <text:p/>
            </draw:path>
            <draw:path draw:style-name="gr11" draw:text-style-name="P1" draw:layer="layout" svg:width="4.14cm" svg:height="4.862cm" draw:transform="skewX (-0.000349065850398919) rotate (0.422544211907827) translate (3.37141165744906cm 4.46079582369848cm)" svg:viewBox="0 0 4141 4863" svg:d="m0 4863c4338-1 4140-4863 4140-4863">
              <text:p/>
            </draw:path>
            <draw:path draw:style-name="gr11" draw:text-style-name="P1" draw:layer="layout" svg:width="4.257cm" svg:height="4.976cm" draw:transform="skewX (-0.00034906585039888) rotate (-1.29992122688538) translate (8.57915879069333cm 3.40783649520997cm)" svg:viewBox="0 0 4258 4977" svg:d="m0 4977c3695 0 4258-4977 4258-4977">
              <text:p/>
            </draw:path>
          </draw:g>
        </draw:g>
        <draw:frame draw:style-name="gr12" draw:text-style-name="P3" draw:layer="layout" svg:width="105.818cm" svg:height="7.289cm" svg:x="12.2cm" svg:y="3.411cm">
          <draw:text-box>
            <text:p text:style-name="P3"><text:span text:style-name="T1">A Practical <text:s/></text:span><text:span text:style-name="T2">JavaScript</text:span><text:span text:style-name="T1">-Only Video-Over-IP Communication Plattform</text:span></text:p>
          </draw:text-box>
        </draw:frame>
        <draw:frame draw:style-name="gr13" draw:text-style-name="P4" draw:layer="layout" svg:width="51.6cm" svg:height="16.05cm" svg:x="1cm" svg:y="54.7cm">
          <draw:text-box>
            <text:list text:style-name="L2">
              <text:list-item>
                <text:p text:style-name="P4"><text:span text:style-name="T3"><text:s/></text:span><text:span text:style-name="T3">Plattformunabhängig</text:span></text:p>
              </text:list-item>
              <text:list-item>
                <text:p text:style-name="P4"><text:span text:style-name="T3"><text:s/></text:span><text:span text:style-name="T3">Ohne Software Installation</text:span></text:p>
              </text:list-item>
              <text:list-item>
                <text:p text:style-name="P4"><text:span text:style-name="T3"><text:s/></text:span><text:span text:style-name="T3">Erweiterbar</text:span></text:p>
              </text:list-item>
              <text:list-item>
                <text:p text:style-name="P4"><text:span text:style-name="T3"><text:s/>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Blaser</meta:initial-creator>
    <meta:creation-date>2013-12-11T18:18:26</meta:creation-date>
    <dc:date>2013-12-11T19:38:47</dc:date>
    <dc:creator>Tobias Blaser</dc:creator>
    <meta:editing-duration>PT1H19M43S</meta:editing-duration>
    <meta:editing-cycles>5</meta:editing-cycles>
    <meta:generator>LibreOffice/3.5$Linux_X86_64 LibreOffice_project/350m1$Build-2</meta:generator>
    <meta:document-statistic meta:object-count="32"/>
  </office:meta>
</office:document-meta>
</file>